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97e2" officeooo:paragraph-rsid="000f0cd0"/>
    </style:style>
    <style:style style:name="P2" style:family="paragraph" style:parent-style-name="Standard">
      <style:text-properties officeooo:rsid="000f97e2" officeooo:paragraph-rsid="000f97e2"/>
    </style:style>
    <style:style style:name="P3" style:family="paragraph" style:parent-style-name="Standard">
      <style:text-properties officeooo:rsid="000f97e2" officeooo:paragraph-rsid="000a64e7"/>
    </style:style>
    <style:style style:name="P4" style:family="paragraph" style:parent-style-name="Standard">
      <style:text-properties officeooo:rsid="00945b14"/>
    </style:style>
    <style:style style:name="P5" style:family="paragraph" style:parent-style-name="Standard">
      <style:text-properties officeooo:paragraph-rsid="00992da6"/>
    </style:style>
    <style:style style:name="P6" style:family="paragraph" style:parent-style-name="Standard">
      <style:text-properties officeooo:rsid="009a2771" officeooo:paragraph-rsid="009a2771"/>
    </style:style>
    <style:style style:name="P7" style:family="paragraph" style:parent-style-name="Standard">
      <style:text-properties officeooo:rsid="009aeae4" officeooo:paragraph-rsid="009aeae4"/>
    </style:style>
    <style:style style:name="P8" style:family="paragraph" style:parent-style-name="Standard">
      <style:text-properties officeooo:rsid="009b30f6" officeooo:paragraph-rsid="009b30f6"/>
    </style:style>
    <style:style style:name="P9" style:family="paragraph" style:parent-style-name="Standard">
      <style:text-properties officeooo:rsid="009e2e59" officeooo:paragraph-rsid="009e2e59"/>
    </style:style>
    <style:style style:name="P10" style:family="paragraph" style:parent-style-name="Standard">
      <style:text-properties officeooo:paragraph-rsid="00a53f00"/>
    </style:style>
    <style:style style:name="P11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/>
    </style:style>
    <style:style style:name="P12" style:family="paragraph" style:parent-style-name="Standard">
      <style:text-properties officeooo:rsid="00a9662b" officeooo:paragraph-rsid="00a9662b"/>
    </style:style>
    <style:style style:name="P13" style:family="paragraph" style:parent-style-name="Standard">
      <style:paragraph-properties fo:margin-top="0cm" fo:margin-bottom="0cm" loext:contextual-spacing="false"/>
      <style:text-properties officeooo:rsid="003423e9" officeooo:paragraph-rsid="003423e9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Tahoma" fo:font-size="10pt" officeooo:rsid="003423e9" officeooo:paragraph-rsid="00398d54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Tahoma" fo:font-size="10pt" officeooo:rsid="0071eb9d" officeooo:paragraph-rsid="0071eb9d"/>
    </style:style>
    <style:style style:name="P16" style:family="paragraph" style:parent-style-name="Standard">
      <style:paragraph-properties fo:margin-top="0cm" fo:margin-bottom="0cm" loext:contextual-spacing="false"/>
      <style:text-properties officeooo:rsid="003423e9" officeooo:paragraph-rsid="003423e9"/>
    </style:style>
    <style:style style:name="P17" style:family="paragraph">
      <style:paragraph-properties fo:text-align="center"/>
    </style:style>
    <style:style style:name="P18" style:family="paragraph">
      <loext:graphic-properties draw:fill-color="#2300dc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0099ff"/>
      <style:paragraph-properties fo:text-align="center"/>
    </style:style>
    <style:style style:name="P20" style:family="paragraph">
      <loext:graphic-properties draw:fill-color="#2300dc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0099f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2300d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-color="#eb613d"/>
      <style:paragraph-properties fo:text-align="center"/>
    </style:style>
    <style:style style:name="P26" style:family="paragraph">
      <loext:graphic-properties draw:fill="none" draw:fill-color="#ffffff"/>
      <style:text-properties fo:color="#b6451b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ccff99"/>
      <style:paragraph-properties fo:text-align="center"/>
    </style:style>
    <style:style style:name="P29" style:family="paragraph"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Liberation Serif" fo:font-size="12pt" fo:font-style="normal" fo:font-weight="normal" officeooo:rsid="0091e01a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992da6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a53f00" style:font-size-asian="12pt" style:font-style-asian="normal" style:font-weight-asian="normal"/>
    </style:style>
    <style:style style:name="T5" style:family="text">
      <style:text-properties officeooo:rsid="0097b522"/>
    </style:style>
    <style:style style:name="T6" style:family="text">
      <style:text-properties fo:color="#ff3366" fo:font-style="italic" fo:font-weight="bold" officeooo:rsid="0097b522" style:font-style-asian="italic" style:font-weight-asian="bold" style:font-style-complex="italic" style:font-weight-complex="bold"/>
    </style:style>
    <style:style style:name="T7" style:family="text">
      <style:text-properties officeooo:rsid="00992da6"/>
    </style:style>
    <style:style style:name="T8" style:family="text">
      <style:text-properties officeooo:rsid="009e9d77"/>
    </style:style>
    <style:style style:name="T9" style:family="text">
      <style:text-properties officeooo:rsid="00a1a91c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b6451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2300dc" draw:textarea-horizontal-align="justify" draw:textarea-vertical-align="middle" draw:auto-grow-height="false" fo:min-height="1.395cm" fo:min-width="1.36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99ff" draw:textarea-horizontal-align="justify" draw:textarea-vertical-align="middle" draw:auto-grow-height="false" fo:min-height="1.025cm" fo:min-width="1.9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99ff" draw:textarea-horizontal-align="justify" draw:textarea-vertical-align="middle" draw:auto-grow-height="false" fo:min-height="0.921cm" fo:min-width="0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99ff" draw:textarea-horizontal-align="justify" draw:textarea-vertical-align="middle" draw:auto-grow-height="false" fo:min-height="0.982cm" fo:min-width="1.7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2300dc" draw:textarea-horizontal-align="justify" draw:textarea-vertical-align="middle" draw:auto-grow-height="false" fo:min-height="1.131cm" fo:min-width="1.1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1cm" draw:marker-start-width="0.429cm" draw:marker-end="Arrowheads_20_2" draw:marker-end-width="0.4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51cm" svg:stroke-color="#ff6633" draw:marker-start-width="0.429cm" draw:marker-end="Arrowheads_20_2" draw:marker-end-width="0.429cm" draw:fill-color="#eb613d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99ff" draw:textarea-horizontal-align="justify" draw:textarea-vertical-align="middle" draw:auto-grow-height="false" fo:min-height="1.025cm" fo:min-width="4.44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99ff" draw:textarea-horizontal-align="justify" draw:textarea-vertical-align="middle" draw:auto-grow-height="false" fo:min-height="1.954cm" fo:min-width="2.2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ff99" draw:textarea-horizontal-align="justify" draw:textarea-vertical-align="middle" draw:auto-grow-height="false" fo:min-height="1.042cm" fo:min-width="2.2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556cm" fo:min-width="0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25cm" fo:min-width="1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8" draw:name="Shape3" draw:style-name="gr8" draw:text-style-name="P22" svg:width="1.557cm" svg:height="1.597cm" svg:x="22.149cm" svg:y="0.086cm"><text:p text:style-name="P17"><text:span text:style-name="T12">Crossba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4" draw:style-name="gr7" draw:text-style-name="P21" svg:width="1.724cm" svg:height="0.983cm" svg:x="20.281cm" svg:y="0.351cm"><text:p text:style-name="P17"><text:span text:style-name="T11">Wishbone</text:span></text:p><text:p text:style-name="P17"><text:span text:style-name="T11">Slave</text:span></text:p><draw:enhanced-geometry svg:viewBox="0 0 21600 21600" draw:type="rectangle" draw:enhanced-path="M 0 0 L 21600 0 21600 21600 0 21600 0 0 Z N"/></draw:custom-shape><draw:custom-shape text:anchor-type="paragraph" draw:z-index="23" draw:name="Shape4" draw:style-name="gr16" draw:text-style-name="P28" svg:width="2.271cm" svg:height="1.043cm" svg:x="15.386cm" svg:y="0.374cm"><text:p text:style-name="P17">SCU</text:p><text:p text:style-name="P17">slav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8" draw:style-name="gr6" draw:text-style-name="P21" svg:width="1.916cm" svg:height="1.842cm" svg:x="18.076cm" svg:y="0.007cm"><text:p text:style-name="P17"><text:span text:style-name="T11">Wishbone </text:span></text:p><text:p text:style-name="P17"><text:span text:style-name="T11">Mast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/>
      <text:p text:style-name="P2"><draw:frame text:anchor-type="paragraph" draw:z-index="9" draw:name="Shape2" draw:style-name="gr9" draw:text-style-name="P23" svg:width="3.541cm" svg:height="1.95cm" svg:x="21.957cm" svg:y="0.318cm"><draw:text-box><text:p>Wishbone bus</text:p><text:p/><text:p>SCU bus</text:p><text:p/></draw:text-box></draw:frame><draw:rect text:anchor-type="paragraph" draw:z-index="16" draw:style-name="gr14" draw:text-style-name="P27" svg:width="14.112cm" svg:height="9.466cm" svg:x="4.516cm" svg:y="0.295cm"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><text:s text:c="122"/></text:p></draw:rect></text:p>
      <text:p text:style-name="P13"><draw:line text:anchor-type="paragraph" draw:z-index="17" draw:name="Shape16" draw:style-name="gr10" draw:text-style-name="P24" svg:x1="19.539cm" svg:y1="0.083cm" svg:x2="21.784cm" svg:y2="0.083cm"><text:p/></draw:line><draw:frame text:anchor-type="paragraph" draw:z-index="24" draw:style-name="gr19" draw:text-style-name="P30" svg:width="3.264cm" svg:height="1.941cm" svg:x="16.835cm" svg:y="0.083cm"><draw:text-box><text:p text:style-name="P29"><text:span text:style-name="T14">SCU</text:span></text:p></draw:text-box></draw:frame></text:p>
      <text:p text:style-name="P13"><draw:custom-shape text:anchor-type="paragraph" draw:z-index="4" draw:name="Shape3" draw:style-name="gr1" draw:text-style-name="P20" svg:width="1.934cm" svg:height="1.975cm" svg:x="6.361cm" svg:y="0.041cm"><text:p text:style-name="P17"><text:span text:style-name="T10">Top</text:span></text:p><text:p text:style-name="P17"><text:span text:style-name="T10">Crossb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8" svg:width="1.825cm" svg:height="0.5cm" svg:x="19.861cm" svg:y="0.3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><draw:polyline text:anchor-type="paragraph" draw:z-index="12" draw:name="Shape13" draw:style-name="gr11" draw:text-style-name="P25" svg:width="5.426cm" svg:height="4.169cm" draw:transform="rotate (1.5707963267949) translate (7.44713888888888cm 5.49098611111112cm)" svg:viewBox="0 0 5427 4170" draw:points="2476,0 5427,0 3535,4170 0,4109 0,4130"><text:p/></draw:polyline><draw:line text:anchor-type="paragraph" draw:z-index="13" draw:name="Shape10" draw:style-name="gr5" draw:text-style-name="P17" svg:x1="7.327cm" svg:y1="0.429cm" svg:x2="7.318cm" svg:y2="2.567cm"><text:p/></draw:line><draw:line text:anchor-type="paragraph" draw:z-index="11" draw:name="Shape16" draw:style-name="gr10" draw:text-style-name="P24" svg:x1="8.065cm" svg:y1="0.064cm" svg:x2="11.221cm" svg:y2="1.576cm"><text:p/></draw:line><draw:line text:anchor-type="paragraph" draw:z-index="5" draw:name="Shape10" draw:style-name="gr5" draw:text-style-name="P17" svg:x1="7.327cm" svg:y1="0.429cm" svg:x2="7.318cm" svg:y2="2.567cm"><text:p/></draw:line></text:p>
      <text:p text:style-name="P13"><draw:frame text:anchor-type="paragraph" draw:z-index="14" draw:name="Shape14" draw:style-name="gr12" draw:text-style-name="P26" svg:width="2.015cm" svg:height="0.713cm" draw:transform="rotate (-0.349065850398866) translate (8.69244444444444cm 0.202847222222222cm)"><draw:text-box><text:p><text:span text:style-name="T13">Polling</text:span></text:p></draw:text-box></draw:frame></text:p>
      <text:p text:style-name="P13"><draw:custom-shape text:anchor-type="paragraph" draw:z-index="0" draw:name="Shape3" draw:style-name="gr1" draw:text-style-name="P18" svg:width="1.934cm" svg:height="1.975cm" svg:x="10.89cm" svg:y="0.217cm"><text:p text:style-name="P17"><text:span text:style-name="T10">Dev</text:span></text:p><text:p text:style-name="P17"><text:span text:style-name="T10">Crossba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><draw:polyline text:anchor-type="paragraph" draw:z-index="1" draw:name="Shape6" draw:style-name="gr2" draw:text-style-name="P17" svg:width="2.569cm" svg:height="3.165cm" svg:x="12.823cm" svg:y="0.257cm" svg:viewBox="0 0 2570 3166" draw:points="0,0 2570,0 2570,3166"><text:p/></draw:polyline><draw:polyline text:anchor-type="paragraph" draw:z-index="19" draw:name="Shape6" draw:style-name="gr2" draw:text-style-name="P17" svg:width="1.641cm" svg:height="3.165cm" svg:x="9.248cm" svg:y="0.257cm" svg:viewBox="0 0 1642 3166" draw:points="1642,0 0,0 0,3166"><text:p/></draw:polyline></text:p>
      <text:p text:style-name="P13"><draw:custom-shape text:anchor-type="paragraph" draw:z-index="10" draw:name="Shape8" draw:style-name="gr6" draw:text-style-name="P19" svg:width="1.916cm" svg:height="1.842cm" svg:x="6.392cm" svg:y="0.139cm"><text:p text:style-name="P17">LM3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3"><draw:line text:anchor-type="paragraph" draw:z-index="2" draw:name="Shape7" draw:style-name="gr3" draw:text-style-name="P17" svg:x1="11.933cm" svg:y1="0.243cm" svg:x2="11.922cm" svg:y2="2.411cm"><text:p/></draw:line></text:p>
      <text:p text:style-name="P13"/>
      <text:p text:style-name="P13"/>
      <text:p text:style-name="P13"/>
      <text:p text:style-name="P14"><draw:custom-shape text:anchor-type="paragraph" draw:z-index="3" draw:name="Shape4" draw:style-name="gr4" draw:text-style-name="P19" svg:width="1.902cm" svg:height="1.026cm" svg:x="10.89cm" svg:y="0.474cm"><text:p text:style-name="P17">B2B event</text:p><text:p text:style-name="P17">queu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4" draw:style-name="gr13" draw:text-style-name="P19" svg:width="4.446cm" svg:height="1.026cm" svg:x="13.242cm" svg:y="0.503cm"><text:p text:style-name="P17">Timestamp</text:p><text:p text:style-name="P17">Zero-crossing points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4" draw:style-name="gr15" draw:text-style-name="P19" svg:width="2.271cm" svg:height="1.955cm" svg:x="8.154cm" svg:y="0.503cm"><text:p text:style-name="P17">SCU slave</text:p><text:p text:style-name="P17">interface</text:p><draw:enhanced-geometry svg:viewBox="0 0 21600 21600" draw:mirror-horizontal="false" draw:mirror-vertical="false" draw:type="rectangle" draw:enhanced-path="M 0 0 L 21600 0 21600 21600 0 21600 0 0 Z N"/></draw:custom-shape><text:line-break/></text:p>
      <text:p text:style-name="P14"/>
      <text:p text:style-name="P14"/>
      <text:p text:style-name="P14"/>
      <text:p text:style-name="P14"><draw:custom-shape text:anchor-type="paragraph" draw:z-index="21" draw:style-name="gr17" svg:width="0.676cm" svg:height="0.634cm" svg:x="8.955cm" svg:y="0.3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4"/>
      <text:p text:style-name="P14"><draw:custom-shape text:anchor-type="paragraph" draw:z-index="20" draw:name="Shape4" draw:style-name="gr16" draw:text-style-name="P28" svg:width="2.271cm" svg:height="1.043cm" svg:x="8.184cm" svg:y="0.102cm"><text:p text:style-name="P17">PAP </text:p><text:p text:style-name="P17">module</text:p><draw:enhanced-geometry svg:viewBox="0 0 21600 21600" draw:mirror-horizontal="false" draw:mirror-vertical="false" draw:type="rectangle" draw:enhanced-path="M 0 0 L 21600 0 21600 21600 0 21600 0 0 Z N"/></draw:custom-shape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><text:soft-page-break/></text:p>
      <text:p text:style-name="P14"><text:span text:style-name="T1">The usage of wb_bus between top and dev crossbar. </text:span><text:span text:style-name="T2">The possible traffic during the B2B LM32 accesses the ECA queue.</text:span></text:p>
      <text:p text:style-name="P5"><text:span text:style-name="T1">1. Normal saftd access to pps generator. </text:span><text:span text:style-name="T3">Read </text:span><text:span text:style-name="T1">390 cycle *16ns = </text:span>6.24us <text:s/><text:span text:style-name="T7">Write 190 cycle <text:s/></text:span><text:span text:style-name="T3"><text:s/>*16ns <text:s/>= 3.08us </text:span><text:s/><text:span text:style-name="T5">(</text:span><text:span text:style-name="T6">mandatory</text:span><text:span text:style-name="T5">)</text:span></text:p>
      <text:p text:style-name="P6"/>
      <text:p text:style-name="P11">2. eb-write wb bus: 196 cycle * 16ns = 3.13us</text:p>
      <text:p text:style-name="P10"><text:span text:style-name="T1"><text:s text:c="4"/></text:span><text:span text:style-name="T4">eb-read wb bus: 376 cycle * 16ns = 6.02 us</text:span></text:p>
      <text:p text:style-name="Standard"><text:s text:c="5"/><text:span text:style-name="T1">eb-console wb_bus: 560 cycle * 16ns = 9us</text:span></text:p>
      <text:p text:style-name="Standard"><text:span text:style-name="T2">??? F</text:span><text:span text:style-name="T1">or each eb-read/write/console, the mailbox </text:span>0x20001800 ... will be firstly read. For each address 192 cycle. <text:s/>???</text:p>
      <text:p text:style-name="P12">eb-write -p tcp/scuxl0041.acc.gsi.de 0x20010000/4 0x56 //-p : disable self-describing wishbone device probe</text:p>
      <text:p text:style-name="Standard"/>
      <text:p text:style-name="P7">The test setup </text:p>
      <text:p text:style-name="P8">a variable value changes every 9us. For two B2B SCUs, <text:s/>the maximunm reading time delay is 6.24us(saftd) + <text:span text:style-name="T8">500n</text:span>s(lm32 read ECA queue) + 500ns(lm32 read SCU slave) = <text:span text:style-name="T8">7.24</text:span>us. &lt; 9us </text:p>
      <text:p text:style-name="P9">It is impossible to use eb-read/write/console.</text:p>
      <text:p text:style-name="P8"/>
      <text:p text:style-name="P4"><text:s/><text:span text:style-name="T9">MSI could only save the time of lm32 reading ECA. About 300 ns. </text:span></text:p>
      <text:p text:style-name="P7"/>
      <text:p text:style-name="Standard"><text:s/></text:p>
      <text:p text:style-name="Standard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30" svg:d="M10 0l-10 30h20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ai </meta:initial-creator>
    <meta:creation-date>2016-05-19T12:37:27.109169221</meta:creation-date>
    <dc:date>2016-07-01T14:41:19.633000000</dc:date>
    <meta:editing-duration>PT16H2M51S</meta:editing-duration>
    <meta:editing-cycles>98</meta:editing-cycles>
    <meta:generator>LibreOffice/4.4.4.3$Windows_x86 LibreOffice_project/2c39ebcf046445232b798108aa8a7e7d89552ea8</meta:generator>
    <meta:printed-by>jbai </meta:printed-by>
    <meta:print-date>2016-06-16T12:47:25.681760000</meta:print-date>
    <meta:document-statistic meta:table-count="0" meta:image-count="0" meta:object-count="0" meta:page-count="2" meta:paragraph-count="14" meta:word-count="151" meta:character-count="900" meta:non-whitespace-character-count="737"/>
  </office:meta>
</office:document-meta>
</file>